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Foglio1" table:style-name="ta1">
        <table:shapes>
          <draw:frame draw:z-index="0" draw:style-name="gr1" svg:width="37.339cm" svg:height="8.985cm" svg:x="1.427cm" svg:y="132.434cm">
            <draw:object draw:notify-on-update-of-ranges="Foglio1.B82:Foglio1.B82 Foglio1.B83:Foglio1.B317 Foglio1.C82:Foglio1.C82 Foglio1.C83:Foglio1.C317 Foglio1.D82:Foglio1.D82 Foglio1.D83:Foglio1.D3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 table:number-rows-repeated="61">
          <table:table-cell table:number-columns-repeated="4"/>
        </table:table-row>
        <table:table-row table:style-name="ro1">
          <table:table-cell/>
          <table:table-cell office:value-type="string">
            <text:p>objRed TAKEN</text:p>
          </table:table-cell>
          <table:table-cell office:value-type="string">
            <text:p>objRed TAKEN</text:p>
          </table:table-cell>
          <table:table-cell office:value-type="string">
            <text:p>objRed TAKEN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style-name="ce1" office:value-type="string">
            <text:p>3,60749e-05</text:p>
          </table:table-cell>
        </table:table-row>
        <table:table-row table:style-name="ro1">
          <table:table-cell/>
          <table:table-cell office:value-type="float" office:value="3.01567">
            <text:p>3,01567</text:p>
          </table:table-cell>
          <table:table-cell office:value-type="float" office:value="2.5">
            <text:p>2,5</text:p>
          </table:table-cell>
          <table:table-cell office:value-type="float" office:value="2.49999">
            <text:p>2,49999</text:p>
          </table:table-cell>
        </table:table-row>
        <table:table-row table:style-name="ro1">
          <table:table-cell/>
          <table:table-cell office:value-type="float" office:value="0.753917">
            <text:p>0,753917</text:p>
          </table:table-cell>
          <table:table-cell office:value-type="float" office:value="0.625">
            <text:p>0,625</text:p>
          </table:table-cell>
          <table:table-cell office:value-type="float" office:value="0.624998">
            <text:p>0,624998</text:p>
          </table:table-cell>
        </table:table-row>
        <table:table-row table:style-name="ro1">
          <table:table-cell/>
          <table:table-cell office:value-type="float" office:value="2.31152">
            <text:p>2,31152</text:p>
          </table:table-cell>
          <table:table-cell office:value-type="float" office:value="0.15625">
            <text:p>0,15625</text:p>
          </table:table-cell>
          <table:table-cell office:value-type="float" office:value="2.34375">
            <text:p>2,3437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585938">
            <text:p>0,58593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 office:value-type="float" office:value="0.146484">
            <text:p>0,14648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.25">
            <text:p>1,25</text:p>
          </table:table-cell>
          <table:table-cell office:value-type="float" office:value="0.0366211">
            <text:p>0,036621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25">
            <text:p>0,6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0.625">
            <text:p>0,62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.25">
            <text:p>1,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.25">
            <text:p>1,25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4.92729">
            <text:p>4,9272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.25">
            <text:p>1,25</text:p>
          </table:table-cell>
          <table:table-cell office:value-type="float" office:value="0.145428">
            <text:p>0,145428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72714">
            <text:p>0,07271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3.3091">
            <text:p>3,309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.25">
            <text:p>1,25</text:p>
          </table:table-cell>
          <table:table-cell office:value-type="float" office:value="1.10303">
            <text:p>1,1030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367677">
            <text:p>0,367677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25">
            <text:p>1,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 office:value-type="float" office:value="0.751556">
            <text:p>0,751556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.25">
            <text:p>1,25</text:p>
          </table:table-cell>
          <table:table-cell office:value-type="float" office:value="1.12733">
            <text:p>1,12733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.25467">
            <text:p>2,25467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.25467">
            <text:p>2,25467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.5">
            <text:p>2,5</text:p>
          </table:table-cell>
          <table:table-cell office:value-type="float" office:value="2.25467">
            <text:p>2,25467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.34315">
            <text:p>2,3431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.5">
            <text:p>2,5</text:p>
          </table:table-cell>
          <table:table-cell office:value-type="float" office:value="2.34315">
            <text:p>2,3431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.34315">
            <text:p>2,3431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78105">
            <text:p>0,78105</text:p>
          </table:table-cell>
        </table:table-row>
        <table:table-row table:style-name="ro1">
          <table:table-cell/>
          <table:table-cell table:number-columns-repeated="2" office:value-type="float" office:value="30">
            <text:p>30</text:p>
          </table:table-cell>
          <table:table-cell office:value-type="float" office:value="2.40043">
            <text:p>2,40043</text:p>
          </table:table-cell>
        </table:table-row>
        <table:table-row table:style-name="ro1">
          <table:table-cell/>
          <table:table-cell table:number-columns-repeated="2" office:value-type="float" office:value="30">
            <text:p>30</text:p>
          </table:table-cell>
          <table:table-cell office:value-type="float" office:value="2.40043">
            <text:p>2,40043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.20021">
            <text:p>1,20021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.20021">
            <text:p>1,2002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.4253">
            <text:p>1,4253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.71265">
            <text:p>0,71265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.4253">
            <text:p>1,425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7.5">
            <text:p>17,5</text:p>
          </table:table-cell>
          <table:table-cell office:value-type="float" office:value="1.4253">
            <text:p>1,4253</text:p>
          </table:table-cell>
        </table:table-row>
        <table:table-row table:style-name="ro1">
          <table:table-cell/>
          <table:table-cell office:value-type="float" office:value="56.2838">
            <text:p>56,2838</text:p>
          </table:table-cell>
          <table:table-cell office:value-type="float" office:value="18.75">
            <text:p>18,75</text:p>
          </table:table-cell>
          <table:table-cell office:value-type="float" office:value="0.4751">
            <text:p>0,475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.03501">
            <text:p>2,03501</text:p>
          </table:table-cell>
        </table:table-row>
        <table:table-row table:style-name="ro1">
          <table:table-cell/>
          <table:table-cell office:value-type="float" office:value="17.6014">
            <text:p>17,6014</text:p>
          </table:table-cell>
          <table:table-cell office:value-type="float" office:value="20">
            <text:p>20</text:p>
          </table:table-cell>
          <table:table-cell office:value-type="float" office:value="2.03501">
            <text:p>2,0350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.03501">
            <text:p>2,0350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.0175">
            <text:p>1,0175</text:p>
          </table:table-cell>
        </table:table-row>
        <table:table-row table:style-name="ro1">
          <table:table-cell/>
          <table:table-cell office:value-type="float" office:value="2.48114">
            <text:p>2,48114</text:p>
          </table:table-cell>
          <table:table-cell office:value-type="float" office:value="20">
            <text:p>20</text:p>
          </table:table-cell>
          <table:table-cell office:value-type="float" office:value="0.339168">
            <text:p>0,339168</text:p>
          </table:table-cell>
        </table:table-row>
        <table:table-row table:style-name="ro1">
          <table:table-cell/>
          <table:table-cell office:value-type="float" office:value="2.48114">
            <text:p>2,48114</text:p>
          </table:table-cell>
          <table:table-cell office:value-type="float" office:value="20">
            <text:p>20</text:p>
          </table:table-cell>
          <table:table-cell office:value-type="float" office:value="2.5226">
            <text:p>2,5226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.5226">
            <text:p>2,5226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2.5226">
            <text:p>2,5226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.31487">
            <text:p>1,31487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.62974">
            <text:p>2,62974</text:p>
          </table:table-cell>
        </table:table-row>
        <table:table-row table:style-name="ro1">
          <table:table-cell/>
          <table:table-cell office:value-type="float" office:value="2.76827">
            <text:p>2,76827</text:p>
          </table:table-cell>
          <table:table-cell office:value-type="float" office:value="20">
            <text:p>20</text:p>
          </table:table-cell>
          <table:table-cell office:value-type="float" office:value="2.62974">
            <text:p>2,62974</text:p>
          </table:table-cell>
        </table:table-row>
        <table:table-row table:style-name="ro1">
          <table:table-cell/>
          <table:table-cell office:value-type="float" office:value="32.7683">
            <text:p>32,7683</text:p>
          </table:table-cell>
          <table:table-cell office:value-type="float" office:value="50">
            <text:p>50</text:p>
          </table:table-cell>
          <table:table-cell office:value-type="float" office:value="2.68755">
            <text:p>2,68755</text:p>
          </table:table-cell>
        </table:table-row>
        <table:table-row table:style-name="ro1">
          <table:table-cell/>
          <table:table-cell office:value-type="float" office:value="32.7683">
            <text:p>32,7683</text:p>
          </table:table-cell>
          <table:table-cell office:value-type="float" office:value="50">
            <text:p>50</text:p>
          </table:table-cell>
          <table:table-cell office:value-type="float" office:value="2.68755">
            <text:p>2,68755</text:p>
          </table:table-cell>
        </table:table-row>
        <table:table-row table:style-name="ro1">
          <table:table-cell/>
          <table:table-cell office:value-type="float" office:value="2.76827">
            <text:p>2,76827</text:p>
          </table:table-cell>
          <table:table-cell office:value-type="float" office:value="50">
            <text:p>50</text:p>
          </table:table-cell>
          <table:table-cell office:value-type="float" office:value="1.34378">
            <text:p>1,34378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.68755">
            <text:p>2,68755</text:p>
          </table:table-cell>
        </table:table-row>
        <table:table-row table:style-name="ro1">
          <table:table-cell/>
          <table:table-cell office:value-type="float" office:value="2.76827">
            <text:p>2,76827</text:p>
          </table:table-cell>
          <table:table-cell office:value-type="float" office:value="50">
            <text:p>50</text:p>
          </table:table-cell>
          <table:table-cell office:value-type="float" office:value="5.3672">
            <text:p>5,3672</text:p>
          </table:table-cell>
        </table:table-row>
        <table:table-row table:style-name="ro1">
          <table:table-cell/>
          <table:table-cell office:value-type="float" office:value="2.95812">
            <text:p>2,95812</text:p>
          </table:table-cell>
          <table:table-cell office:value-type="float" office:value="10">
            <text:p>10</text:p>
          </table:table-cell>
          <table:table-cell office:value-type="float" office:value="5.3672">
            <text:p>5,3672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.39715">
            <text:p>2,39715</text:p>
          </table:table-cell>
        </table:table-row>
        <table:table-row table:style-name="ro1">
          <table:table-cell/>
          <table:table-cell office:value-type="float" office:value="2.95812">
            <text:p>2,9581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0.257412">
            <text:p>0,257412</text:p>
          </table:table-cell>
          <table:table-cell office:value-type="float" office:value="10">
            <text:p>10</text:p>
          </table:table-cell>
          <table:table-cell office:value-type="float" office:value="32.3971">
            <text:p>32,397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2.3971">
            <text:p>32,3971</text:p>
          </table:table-cell>
        </table:table-row>
        <table:table-row table:style-name="ro1">
          <table:table-cell/>
          <table:table-cell office:value-type="float" office:value="0.257412">
            <text:p>0,257412</text:p>
          </table:table-cell>
          <table:table-cell office:value-type="float" office:value="60.4003">
            <text:p>60,4003</text:p>
          </table:table-cell>
          <table:table-cell office:value-type="float" office:value="1.19857">
            <text:p>1,19857</text:p>
          </table:table-cell>
        </table:table-row>
        <table:table-row table:style-name="ro1">
          <table:table-cell/>
          <table:table-cell office:value-type="float" office:value="0.202985">
            <text:p>0,202985</text:p>
          </table:table-cell>
          <table:table-cell office:value-type="float" office:value="32.403">
            <text:p>32,403</text:p>
          </table:table-cell>
          <table:table-cell office:value-type="float" office:value="0.862661">
            <text:p>0,862661</text:p>
          </table:table-cell>
        </table:table-row>
        <table:table-row table:style-name="ro1">
          <table:table-cell/>
          <table:table-cell office:value-type="float" office:value="30.203">
            <text:p>30,203</text:p>
          </table:table-cell>
          <table:table-cell office:value-type="float" office:value="32.403">
            <text:p>32,403</text:p>
          </table:table-cell>
          <table:table-cell office:value-type="float" office:value="0.862661">
            <text:p>0,862661</text:p>
          </table:table-cell>
        </table:table-row>
        <table:table-row table:style-name="ro1">
          <table:table-cell/>
          <table:table-cell office:value-type="float" office:value="30.203">
            <text:p>30,203</text:p>
          </table:table-cell>
          <table:table-cell office:value-type="float" office:value="31.5261">
            <text:p>31,5261</text:p>
          </table:table-cell>
          <table:table-cell office:value-type="float" office:value="0.862661">
            <text:p>0,862661</text:p>
          </table:table-cell>
        </table:table-row>
        <table:table-row table:style-name="ro1">
          <table:table-cell/>
          <table:table-cell office:value-type="float" office:value="0.196661">
            <text:p>0,196661</text:p>
          </table:table-cell>
          <table:table-cell office:value-type="float" office:value="13.2098">
            <text:p>13,2098</text:p>
          </table:table-cell>
          <table:table-cell office:value-type="float" office:value="33.2598">
            <text:p>33,2598</text:p>
          </table:table-cell>
        </table:table-row>
        <table:table-row table:style-name="ro1">
          <table:table-cell/>
          <table:table-cell office:value-type="float" office:value="0.196661">
            <text:p>0,196661</text:p>
          </table:table-cell>
          <table:table-cell office:value-type="float" office:value="2.40301">
            <text:p>2,40301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0.196661">
            <text:p>0,196661</text:p>
          </table:table-cell>
          <table:table-cell office:value-type="float" office:value="0.918195">
            <text:p>0,918195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0.0212276">
            <text:p>0,0212276</text:p>
          </table:table-cell>
          <table:table-cell office:value-type="float" office:value="0.566623">
            <text:p>0,5666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0.0212276">
            <text:p>0,0212276</text:p>
          </table:table-cell>
          <table:table-cell office:value-type="float" office:value="0.566623">
            <text:p>0,566623</text:p>
          </table:table-cell>
          <table:table-cell office:value-type="float" office:value="16.0429">
            <text:p>16,0429</text:p>
          </table:table-cell>
        </table:table-row>
        <table:table-row table:style-name="ro1">
          <table:table-cell/>
          <table:table-cell office:value-type="float" office:value="0.0212276">
            <text:p>0,0212276</text:p>
          </table:table-cell>
          <table:table-cell office:value-type="float" office:value="1.41313">
            <text:p>1,41313</text:p>
          </table:table-cell>
          <table:table-cell office:value-type="float" office:value="15.4555">
            <text:p>15,4555</text:p>
          </table:table-cell>
        </table:table-row>
        <table:table-row table:style-name="ro1">
          <table:table-cell/>
          <table:table-cell office:value-type="float" office:value="29.985">
            <text:p>29,985</text:p>
          </table:table-cell>
          <table:table-cell office:value-type="float" office:value="0.684445">
            <text:p>0,684445</text:p>
          </table:table-cell>
          <table:table-cell office:value-type="float" office:value="27.0784">
            <text:p>27,078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684445">
            <text:p>0,684445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0150278">
            <text:p>0,0150278</text:p>
          </table:table-cell>
          <table:table-cell office:value-type="float" office:value="0.859283">
            <text:p>0,859283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0150278">
            <text:p>0,0150278</text:p>
          </table:table-cell>
          <table:table-cell office:value-type="float" office:value="0.684445">
            <text:p>0,684445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29.868">
            <text:p>29,868</text:p>
          </table:table-cell>
          <table:table-cell office:value-type="float" office:value="0.799728">
            <text:p>0,799728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131984">
            <text:p>0,131984</text:p>
          </table:table-cell>
          <table:table-cell office:value-type="float" office:value="0.801642">
            <text:p>0,801642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801642">
            <text:p>0,801642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120528">
            <text:p>0,120528</text:p>
          </table:table-cell>
          <table:table-cell office:value-type="float" office:value="0.938024">
            <text:p>0,938024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120528">
            <text:p>0,120528</text:p>
          </table:table-cell>
          <table:table-cell office:value-type="float" office:value="0.938024">
            <text:p>0,938024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120528">
            <text:p>0,120528</text:p>
          </table:table-cell>
          <table:table-cell office:value-type="float" office:value="0.938024">
            <text:p>0,938024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111591">
            <text:p>0,111591</text:p>
          </table:table-cell>
          <table:table-cell office:value-type="float" office:value="0.938024">
            <text:p>0,938024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111591">
            <text:p>0,111591</text:p>
          </table:table-cell>
          <table:table-cell office:value-type="float" office:value="1.07655">
            <text:p>1,07655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111591">
            <text:p>0,111591</text:p>
          </table:table-cell>
          <table:table-cell office:value-type="float" office:value="1.07655">
            <text:p>1,07655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29.9008">
            <text:p>29,9008</text:p>
          </table:table-cell>
          <table:table-cell office:value-type="float" office:value="1.07655">
            <text:p>1,07655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29.9008">
            <text:p>29,9008</text:p>
          </table:table-cell>
          <table:table-cell office:value-type="float" office:value="16.4381">
            <text:p>16,4381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099184">
            <text:p>0,099184</text:p>
          </table:table-cell>
          <table:table-cell office:value-type="float" office:value="33.2283">
            <text:p>33,2283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0560939">
            <text:p>0,0560939</text:p>
          </table:table-cell>
          <table:table-cell office:value-type="float" office:value="15.063">
            <text:p>15,063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0560939">
            <text:p>0,0560939</text:p>
          </table:table-cell>
          <table:table-cell office:value-type="float" office:value="5.82025">
            <text:p>5,82025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0130038">
            <text:p>0,0130038</text:p>
          </table:table-cell>
          <table:table-cell office:value-type="float" office:value="36.0194">
            <text:p>36,0194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0560939">
            <text:p>0,0560939</text:p>
          </table:table-cell>
          <table:table-cell office:value-type="float" office:value="7.32655">
            <text:p>7,32655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0231494">
            <text:p>0,0231494</text:p>
          </table:table-cell>
          <table:table-cell office:value-type="float" office:value="5.97958">
            <text:p>5,97958</text:p>
          </table:table-cell>
          <table:table-cell office:value-type="float" office:value="9.03333">
            <text:p>9,03333</text:p>
          </table:table-cell>
        </table:table-row>
        <table:table-row table:style-name="ro1">
          <table:table-cell/>
          <table:table-cell office:value-type="float" office:value="0.0231494">
            <text:p>0,0231494</text:p>
          </table:table-cell>
          <table:table-cell office:value-type="float" office:value="6.46318">
            <text:p>6,46318</text:p>
          </table:table-cell>
          <table:table-cell office:value-type="string">
            <text:p>objGreen TAKEN</text:p>
          </table:table-cell>
        </table:table-row>
        <table:table-row table:style-name="ro1">
          <table:table-cell/>
          <table:table-cell office:value-type="float" office:value="0.0559969">
            <text:p>0,0559969</text:p>
          </table:table-cell>
          <table:table-cell office:value-type="float" office:value="36.0362">
            <text:p>36,0362</text:p>
          </table:table-cell>
          <table:table-cell/>
        </table:table-row>
        <table:table-row table:style-name="ro1">
          <table:table-cell/>
          <table:table-cell office:value-type="float" office:value="0.0847883">
            <text:p>0,0847883</text:p>
          </table:table-cell>
          <table:table-cell office:value-type="float" office:value="5.84454">
            <text:p>5,84454</text:p>
          </table:table-cell>
          <table:table-cell/>
        </table:table-row>
        <table:table-row table:style-name="ro1">
          <table:table-cell/>
          <table:table-cell office:value-type="float" office:value="0.0559969">
            <text:p>0,0559969</text:p>
          </table:table-cell>
          <table:table-cell office:value-type="float" office:value="5.53774">
            <text:p>5,53774</text:p>
          </table:table-cell>
          <table:table-cell/>
        </table:table-row>
        <table:table-row table:style-name="ro1">
          <table:table-cell/>
          <table:table-cell office:value-type="float" office:value="0.0128099">
            <text:p>0,0128099</text:p>
          </table:table-cell>
          <table:table-cell office:value-type="float" office:value="5.87912">
            <text:p>5,87912</text:p>
          </table:table-cell>
          <table:table-cell/>
        </table:table-row>
        <table:table-row table:style-name="ro1">
          <table:table-cell/>
          <table:table-cell office:value-type="float" office:value="0.00280489">
            <text:p>0,00280489</text:p>
          </table:table-cell>
          <table:table-cell office:value-type="float" office:value="5.00704">
            <text:p>5,00704</text:p>
          </table:table-cell>
          <table:table-cell/>
        </table:table-row>
        <table:table-row table:style-name="ro1">
          <table:table-cell/>
          <table:table-cell office:value-type="float" office:value="0.0509944">
            <text:p>0,0509944</text:p>
          </table:table-cell>
          <table:table-cell office:value-type="float" office:value="4.61593">
            <text:p>4,61593</text:p>
          </table:table-cell>
          <table:table-cell/>
        </table:table-row>
        <table:table-row table:style-name="ro1">
          <table:table-cell/>
          <table:table-cell office:value-type="float" office:value="0.0963791">
            <text:p>0,0963791</text:p>
          </table:table-cell>
          <table:table-cell office:value-type="float" office:value="5.58735">
            <text:p>5,58735</text:p>
          </table:table-cell>
          <table:table-cell/>
        </table:table-row>
        <table:table-row table:style-name="ro1">
          <table:table-cell/>
          <table:table-cell office:value-type="float" office:value="0.0751452">
            <text:p>0,0751452</text:p>
          </table:table-cell>
          <table:table-cell office:value-type="float" office:value="3.73185">
            <text:p>3,73185</text:p>
          </table:table-cell>
          <table:table-cell/>
        </table:table-row>
        <table:table-row table:style-name="ro1">
          <table:table-cell/>
          <table:table-cell office:value-type="float" office:value="0.0751452">
            <text:p>0,0751452</text:p>
          </table:table-cell>
          <table:table-cell office:value-type="float" office:value="6.13683">
            <text:p>6,13683</text:p>
          </table:table-cell>
          <table:table-cell/>
        </table:table-row>
        <table:table-row table:style-name="ro1">
          <table:table-cell/>
          <table:table-cell office:value-type="float" office:value="29.9249">
            <text:p>29,9249</text:p>
          </table:table-cell>
          <table:table-cell office:value-type="float" office:value="3.40138">
            <text:p>3,40138</text:p>
          </table:table-cell>
          <table:table-cell/>
        </table:table-row>
        <table:table-row table:style-name="ro1">
          <table:table-cell/>
          <table:table-cell office:value-type="float" office:value="0.0764561">
            <text:p>0,0764561</text:p>
          </table:table-cell>
          <table:table-cell office:value-type="string">
            <text:p>objGreen TAKEN</text:p>
          </table:table-cell>
          <table:table-cell/>
        </table:table-row>
        <table:table-row table:style-name="ro1">
          <table:table-cell/>
          <table:table-cell office:value-type="float" office:value="0.0382281">
            <text:p>0,03822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64561">
            <text:p>0,07645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30012">
            <text:p>0,07300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65006">
            <text:p>0,0365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35368">
            <text:p>0,0835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17684">
            <text:p>0,04176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17684">
            <text:p>0,04176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85365">
            <text:p>0,04853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70731">
            <text:p>0,09707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70731">
            <text:p>0,09707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0046">
            <text:p>0,100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0046">
            <text:p>0,100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0046">
            <text:p>0,100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07133">
            <text:p>0,1071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07133">
            <text:p>0,1071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516">
            <text:p>30,05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516">
            <text:p>30,05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516">
            <text:p>30,05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6606">
            <text:p>25,66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35">
            <text:p>30,0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7">
            <text:p>30,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35">
            <text:p>30,0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233">
            <text:p>30,02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813">
            <text:p>30,08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407">
            <text:p>30,0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297">
            <text:p>30,02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198">
            <text:p>30,01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975">
            <text:p>30,09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487">
            <text:p>30,04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975">
            <text:p>30,09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.1908">
            <text:p>43,19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2599">
            <text:p>7,25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0983">
            <text:p>13,09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3115">
            <text:p>16,3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2014">
            <text:p>17,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0121">
            <text:p>3,10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7749">
            <text:p>14,77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80927">
            <text:p>4,809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6933">
            <text:p>11,69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80166">
            <text:p>6,801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06">
            <text:p>11,5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5971">
            <text:p>6,59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98678">
            <text:p>9,986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07892">
            <text:p>7,078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92913">
            <text:p>0,07929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.787">
            <text:p>34,7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92913">
            <text:p>0,07929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99867">
            <text:p>2,998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76317">
            <text:p>0,04763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247">
            <text:p>11,4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1235">
            <text:p>5,712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627">
            <text:p>0,906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25921">
            <text:p>5,259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25921">
            <text:p>5,259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25921">
            <text:p>5,259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7853">
            <text:p>24,78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1204">
            <text:p>25,12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4293">
            <text:p>23,42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14847">
            <text:p>5,148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9875">
            <text:p>19,9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21001">
            <text:p>2,21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38243">
            <text:p>8,382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77503">
            <text:p>4,775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1466">
            <text:p>21,14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99619">
            <text:p>3,996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3678">
            <text:p>19,36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60282">
            <text:p>3,602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91884">
            <text:p>5,918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4783">
            <text:p>6,447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00478">
            <text:p>6,004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7259">
            <text:p>5,772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42617">
            <text:p>5,426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04149">
            <text:p>6,041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8023">
            <text:p>21,80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7146">
            <text:p>10,71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6636">
            <text:p>10,66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6763">
            <text:p>10,67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73">
            <text:p>10,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684">
            <text:p>10,6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7365">
            <text:p>10,73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7365">
            <text:p>10,73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6873">
            <text:p>10,68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6921">
            <text:p>10,69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6921">
            <text:p>10,69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7494">
            <text:p>10,74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6937">
            <text:p>10,69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7494">
            <text:p>10,74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7527">
            <text:p>10,75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7527">
            <text:p>10,75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957">
            <text:p>24,9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5134">
            <text:p>0,1151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5182">
            <text:p>22,51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5134">
            <text:p>0,1151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52973">
            <text:p>6,529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0863">
            <text:p>0,1508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6179">
            <text:p>10,61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6179">
            <text:p>10,61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.6179">
            <text:p>40,61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.0939">
            <text:p>41,09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.2702">
            <text:p>38,27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27408">
            <text:p>0,0627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0211">
            <text:p>15,02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0838">
            <text:p>15,08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0838">
            <text:p>15,08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bjGreen TAKEN</text:p>
          </table:table-cell>
          <table:table-cell table:number-columns-repeated="2"/>
        </table:table-row>
      </table:table>
      <table:table table:name="Foglio2" table:style-name="ta1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galaten </meta:initial-creator>
    <meta:creation-date>2016-03-29T10:15:37</meta:creation-date>
    <dc:date>2016-03-29T12:00:04</dc:date>
    <dc:creator>Hargalaten </dc:creator>
    <meta:editing-duration>PT32M46S</meta:editing-duration>
    <meta:editing-cycles>3</meta:editing-cycles>
    <meta:generator>LibreOffice/3.5$Linux_X86_64 LibreOffice_project/350m1$Build-2</meta:generator>
    <meta:document-statistic meta:table-count="3" meta:cell-count="4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34cm" svg:height="8.986cm" xlink:href=".." xlink:type="simple" chart:class="chart:line" chart:style-name="ch1">
        <chart:legend chart:legend-position="end" svg:x="33.668cm" svg:y="3.696cm" style:legend-expansion="high" chart:style-name="ch2"/>
        <chart:plot-area chart:style-name="ch3" table:cell-range-address="Foglio1.B82:Foglio1.D317" chart:data-source-has-labels="row" svg:x="1.196cm" svg:y="0.851cm" svg:width="30.98cm" svg:height="7.536cm">
          <chartooo:coordinate-region svg:x="1.817cm" svg:y="1.05cm" svg:width="30.08cm" svg:height="6.2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83:Foglio1.B317" chart:label-cell-address="Foglio1.B82:Foglio1.B82" chart:class="chart:line">
            <chart:data-point chart:repeated="235"/>
          </chart:series>
          <chart:series chart:style-name="ch7" chart:values-cell-range-address="Foglio1.C83:Foglio1.C317" chart:label-cell-address="Foglio1.C82:Foglio1.C82" chart:class="chart:line">
            <chart:data-point chart:repeated="235"/>
          </chart:series>
          <chart:series chart:style-name="ch8" chart:values-cell-range-address="Foglio1.D83:Foglio1.D317" chart:label-cell-address="Foglio1.D82:Foglio1.D82" chart:class="chart:line">
            <chart:data-point chart:repeated="2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Red TAKEN</text:p>
                <draw:g>
                  <svg:desc>Foglio1.B82:Foglio1.B82</svg:desc>
                </draw:g>
              </table:table-cell>
              <table:table-cell office:value-type="string">
                <text:p>objRed TAKEN</text:p>
                <draw:g>
                  <svg:desc>Foglio1.C82:Foglio1.C82</svg:desc>
                </draw:g>
              </table:table-cell>
              <table:table-cell office:value-type="string">
                <text:p>objRed TAKEN</text:p>
                <draw:g>
                  <svg:desc>Foglio1.D82:Foglio1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B83:Foglio1.B317</svg:desc>
                </draw:g>
              </table:table-cell>
              <table:table-cell office:value-type="float" office:value="0">
                <text:p>0</text:p>
                <draw:g>
                  <svg:desc>Foglio1.C83:Foglio1.C317</svg:desc>
                </draw:g>
              </table:table-cell>
              <table:table-cell office:value-type="float" office:value="0">
                <text:p>0</text:p>
                <draw:g>
                  <svg:desc>Foglio1.D83:Foglio1.D3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1567">
                <text:p>3.01567</text:p>
              </table:table-cell>
              <table:table-cell office:value-type="float" office:value="2.5">
                <text:p>2.5</text:p>
              </table:table-cell>
              <table:table-cell office:value-type="float" office:value="2.49999">
                <text:p>2.4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3917">
                <text:p>0.753917</text:p>
              </table:table-cell>
              <table:table-cell office:value-type="float" office:value="0.625">
                <text:p>0.625</text:p>
              </table:table-cell>
              <table:table-cell office:value-type="float" office:value="0.624998">
                <text:p>0.624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1152">
                <text:p>2.31152</text:p>
              </table:table-cell>
              <table:table-cell office:value-type="float" office:value="0.15625">
                <text:p>0.15625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585938">
                <text:p>0.585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146484">
                <text:p>0.146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0.0366211">
                <text:p>0.0366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625">
                <text:p>0.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4.92729">
                <text:p>4.927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.145428">
                <text:p>0.145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72714">
                <text:p>0.072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3091">
                <text:p>3.30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10303">
                <text:p>1.10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367677">
                <text:p>0.3676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1.25">
                <text:p>1.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751556">
                <text:p>0.751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12733">
                <text:p>1.12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.25467">
                <text:p>2.254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.25467">
                <text:p>2.254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5">
                <text:p>2.5</text:p>
              </table:table-cell>
              <table:table-cell office:value-type="float" office:value="2.25467">
                <text:p>2.254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2.34315">
                <text:p>2.34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2.34315">
                <text:p>2.343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34315">
                <text:p>2.34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78105">
                <text:p>0.78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40043">
                <text:p>2.40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40043">
                <text:p>2.40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.20021">
                <text:p>1.20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.20021">
                <text:p>1.20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.4253">
                <text:p>1.4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0.71265">
                <text:p>0.712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1.4253">
                <text:p>1.4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17.5">
                <text:p>17.5</text:p>
              </table:table-cell>
              <table:table-cell office:value-type="float" office:value="1.4253">
                <text:p>1.42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.2838">
                <text:p>56.2838</text:p>
              </table:table-cell>
              <table:table-cell office:value-type="float" office:value="18.75">
                <text:p>18.75</text:p>
              </table:table-cell>
              <table:table-cell office:value-type="float" office:value="0.4751">
                <text:p>0.47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.03501">
                <text:p>2.035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6014">
                <text:p>17.6014</text:p>
              </table:table-cell>
              <table:table-cell office:value-type="float" office:value="20">
                <text:p>20</text:p>
              </table:table-cell>
              <table:table-cell office:value-type="float" office:value="2.03501">
                <text:p>2.035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.03501">
                <text:p>2.035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.0175">
                <text:p>1.0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8114">
                <text:p>2.48114</text:p>
              </table:table-cell>
              <table:table-cell office:value-type="float" office:value="20">
                <text:p>20</text:p>
              </table:table-cell>
              <table:table-cell office:value-type="float" office:value="0.339168">
                <text:p>0.339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8114">
                <text:p>2.48114</text:p>
              </table:table-cell>
              <table:table-cell office:value-type="float" office:value="20">
                <text:p>20</text:p>
              </table:table-cell>
              <table:table-cell office:value-type="float" office:value="2.5226">
                <text:p>2.52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.5226">
                <text:p>2.5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226">
                <text:p>2.5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31487">
                <text:p>1.314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.62974">
                <text:p>2.629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6827">
                <text:p>2.76827</text:p>
              </table:table-cell>
              <table:table-cell office:value-type="float" office:value="20">
                <text:p>20</text:p>
              </table:table-cell>
              <table:table-cell office:value-type="float" office:value="2.62974">
                <text:p>2.629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7683">
                <text:p>32.7683</text:p>
              </table:table-cell>
              <table:table-cell office:value-type="float" office:value="50">
                <text:p>50</text:p>
              </table:table-cell>
              <table:table-cell office:value-type="float" office:value="2.68755">
                <text:p>2.687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7683">
                <text:p>32.7683</text:p>
              </table:table-cell>
              <table:table-cell office:value-type="float" office:value="50">
                <text:p>50</text:p>
              </table:table-cell>
              <table:table-cell office:value-type="float" office:value="2.68755">
                <text:p>2.68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6827">
                <text:p>2.76827</text:p>
              </table:table-cell>
              <table:table-cell office:value-type="float" office:value="50">
                <text:p>50</text:p>
              </table:table-cell>
              <table:table-cell office:value-type="float" office:value="1.34378">
                <text:p>1.343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.68755">
                <text:p>2.687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827">
                <text:p>2.76827</text:p>
              </table:table-cell>
              <table:table-cell office:value-type="float" office:value="50">
                <text:p>50</text:p>
              </table:table-cell>
              <table:table-cell office:value-type="float" office:value="5.3672">
                <text:p>5.36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5812">
                <text:p>2.95812</text:p>
              </table:table-cell>
              <table:table-cell office:value-type="float" office:value="10">
                <text:p>10</text:p>
              </table:table-cell>
              <table:table-cell office:value-type="float" office:value="5.3672">
                <text:p>5.36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.39715">
                <text:p>2.397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5812">
                <text:p>2.95812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7412">
                <text:p>0.257412</text:p>
              </table:table-cell>
              <table:table-cell office:value-type="float" office:value="10">
                <text:p>10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7412">
                <text:p>0.257412</text:p>
              </table:table-cell>
              <table:table-cell office:value-type="float" office:value="60.4003">
                <text:p>60.4003</text:p>
              </table:table-cell>
              <table:table-cell office:value-type="float" office:value="1.19857">
                <text:p>1.198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2985">
                <text:p>0.202985</text:p>
              </table:table-cell>
              <table:table-cell office:value-type="float" office:value="32.403">
                <text:p>32.403</text:p>
              </table:table-cell>
              <table:table-cell office:value-type="float" office:value="0.862661">
                <text:p>0.8626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.203">
                <text:p>30.203</text:p>
              </table:table-cell>
              <table:table-cell office:value-type="float" office:value="32.403">
                <text:p>32.403</text:p>
              </table:table-cell>
              <table:table-cell office:value-type="float" office:value="0.862661">
                <text:p>0.8626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203">
                <text:p>30.203</text:p>
              </table:table-cell>
              <table:table-cell office:value-type="float" office:value="31.5261">
                <text:p>31.5261</text:p>
              </table:table-cell>
              <table:table-cell office:value-type="float" office:value="0.862661">
                <text:p>0.8626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6661">
                <text:p>0.196661</text:p>
              </table:table-cell>
              <table:table-cell office:value-type="float" office:value="13.2098">
                <text:p>13.2098</text:p>
              </table:table-cell>
              <table:table-cell office:value-type="float" office:value="33.2598">
                <text:p>33.25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6661">
                <text:p>0.196661</text:p>
              </table:table-cell>
              <table:table-cell office:value-type="float" office:value="2.40301">
                <text:p>2.403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6661">
                <text:p>0.196661</text:p>
              </table:table-cell>
              <table:table-cell office:value-type="float" office:value="0.918195">
                <text:p>0.9181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12276">
                <text:p>0.0212276</text:p>
              </table:table-cell>
              <table:table-cell office:value-type="float" office:value="0.566623">
                <text:p>0.5666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12276">
                <text:p>0.0212276</text:p>
              </table:table-cell>
              <table:table-cell office:value-type="float" office:value="0.566623">
                <text:p>0.566623</text:p>
              </table:table-cell>
              <table:table-cell office:value-type="float" office:value="16.0429">
                <text:p>16.04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12276">
                <text:p>0.0212276</text:p>
              </table:table-cell>
              <table:table-cell office:value-type="float" office:value="1.41313">
                <text:p>1.41313</text:p>
              </table:table-cell>
              <table:table-cell office:value-type="float" office:value="15.4555">
                <text:p>15.45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.985">
                <text:p>29.985</text:p>
              </table:table-cell>
              <table:table-cell office:value-type="float" office:value="0.684445">
                <text:p>0.684445</text:p>
              </table:table-cell>
              <table:table-cell office:value-type="float" office:value="27.0784">
                <text:p>27.0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684445">
                <text:p>0.684445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50278">
                <text:p>0.0150278</text:p>
              </table:table-cell>
              <table:table-cell office:value-type="float" office:value="0.859283">
                <text:p>0.859283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50278">
                <text:p>0.0150278</text:p>
              </table:table-cell>
              <table:table-cell office:value-type="float" office:value="0.684445">
                <text:p>0.684445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.868">
                <text:p>29.868</text:p>
              </table:table-cell>
              <table:table-cell office:value-type="float" office:value="0.799728">
                <text:p>0.799728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31984">
                <text:p>0.131984</text:p>
              </table:table-cell>
              <table:table-cell office:value-type="float" office:value="0.801642">
                <text:p>0.801642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801642">
                <text:p>0.801642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0528">
                <text:p>0.120528</text:p>
              </table:table-cell>
              <table:table-cell office:value-type="float" office:value="0.938024">
                <text:p>0.938024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0528">
                <text:p>0.120528</text:p>
              </table:table-cell>
              <table:table-cell office:value-type="float" office:value="0.938024">
                <text:p>0.938024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0528">
                <text:p>0.120528</text:p>
              </table:table-cell>
              <table:table-cell office:value-type="float" office:value="0.938024">
                <text:p>0.938024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1591">
                <text:p>0.111591</text:p>
              </table:table-cell>
              <table:table-cell office:value-type="float" office:value="0.938024">
                <text:p>0.938024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1591">
                <text:p>0.111591</text:p>
              </table:table-cell>
              <table:table-cell office:value-type="float" office:value="1.07655">
                <text:p>1.07655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1591">
                <text:p>0.111591</text:p>
              </table:table-cell>
              <table:table-cell office:value-type="float" office:value="1.07655">
                <text:p>1.07655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9008">
                <text:p>29.9008</text:p>
              </table:table-cell>
              <table:table-cell office:value-type="float" office:value="1.07655">
                <text:p>1.07655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9008">
                <text:p>29.9008</text:p>
              </table:table-cell>
              <table:table-cell office:value-type="float" office:value="16.4381">
                <text:p>16.4381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9184">
                <text:p>0.099184</text:p>
              </table:table-cell>
              <table:table-cell office:value-type="float" office:value="33.2283">
                <text:p>33.2283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60939">
                <text:p>0.0560939</text:p>
              </table:table-cell>
              <table:table-cell office:value-type="float" office:value="15.063">
                <text:p>15.063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60939">
                <text:p>0.0560939</text:p>
              </table:table-cell>
              <table:table-cell office:value-type="float" office:value="5.82025">
                <text:p>5.82025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30038">
                <text:p>0.0130038</text:p>
              </table:table-cell>
              <table:table-cell office:value-type="float" office:value="36.0194">
                <text:p>36.0194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60939">
                <text:p>0.0560939</text:p>
              </table:table-cell>
              <table:table-cell office:value-type="float" office:value="7.32655">
                <text:p>7.32655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31494">
                <text:p>0.0231494</text:p>
              </table:table-cell>
              <table:table-cell office:value-type="float" office:value="5.97958">
                <text:p>5.97958</text:p>
              </table:table-cell>
              <table:table-cell office:value-type="float" office:value="9.03333">
                <text:p>9.0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31494">
                <text:p>0.0231494</text:p>
              </table:table-cell>
              <table:table-cell office:value-type="float" office:value="6.46318">
                <text:p>6.46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59969">
                <text:p>0.0559969</text:p>
              </table:table-cell>
              <table:table-cell office:value-type="float" office:value="36.0362">
                <text:p>36.0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47883">
                <text:p>0.0847883</text:p>
              </table:table-cell>
              <table:table-cell office:value-type="float" office:value="5.84454">
                <text:p>5.84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9969">
                <text:p>0.0559969</text:p>
              </table:table-cell>
              <table:table-cell office:value-type="float" office:value="5.53774">
                <text:p>5.53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28099">
                <text:p>0.0128099</text:p>
              </table:table-cell>
              <table:table-cell office:value-type="float" office:value="5.87912">
                <text:p>5.87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80489">
                <text:p>0.00280489</text:p>
              </table:table-cell>
              <table:table-cell office:value-type="float" office:value="5.00704">
                <text:p>5.00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09944">
                <text:p>0.0509944</text:p>
              </table:table-cell>
              <table:table-cell office:value-type="float" office:value="4.61593">
                <text:p>4.61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63791">
                <text:p>0.0963791</text:p>
              </table:table-cell>
              <table:table-cell office:value-type="float" office:value="5.58735">
                <text:p>5.58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751452">
                <text:p>0.0751452</text:p>
              </table:table-cell>
              <table:table-cell office:value-type="float" office:value="3.73185">
                <text:p>3.73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51452">
                <text:p>0.0751452</text:p>
              </table:table-cell>
              <table:table-cell office:value-type="float" office:value="6.13683">
                <text:p>6.13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9249">
                <text:p>29.9249</text:p>
              </table:table-cell>
              <table:table-cell office:value-type="float" office:value="3.40138">
                <text:p>3.40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764561">
                <text:p>0.0764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82281">
                <text:p>0.038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64561">
                <text:p>0.0764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30012">
                <text:p>0.073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65006">
                <text:p>0.036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35368">
                <text:p>0.0835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17684">
                <text:p>0.041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17684">
                <text:p>0.041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85365">
                <text:p>0.0485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70731">
                <text:p>0.0970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970731">
                <text:p>0.0970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046">
                <text:p>0.1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0046">
                <text:p>0.1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0046">
                <text:p>0.1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7133">
                <text:p>0.107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7133">
                <text:p>0.107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.0516">
                <text:p>30.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.0516">
                <text:p>30.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.0516">
                <text:p>30.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6606">
                <text:p>25.6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035">
                <text:p>3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07">
                <text:p>3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035">
                <text:p>3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0233">
                <text:p>30.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0813">
                <text:p>30.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.0407">
                <text:p>30.0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.0297">
                <text:p>30.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.0198">
                <text:p>30.0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.0975">
                <text:p>30.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0487">
                <text:p>30.0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0975">
                <text:p>30.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.1908">
                <text:p>43.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2599">
                <text:p>7.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0983">
                <text:p>13.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3115">
                <text:p>16.3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2014">
                <text:p>17.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0121">
                <text:p>3.1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7749">
                <text:p>14.7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80927">
                <text:p>4.80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6933">
                <text:p>11.6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80166">
                <text:p>6.8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506">
                <text:p>11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5971">
                <text:p>6.5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98678">
                <text:p>9.98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07892">
                <text:p>7.0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792913">
                <text:p>0.079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.787">
                <text:p>34.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92913">
                <text:p>0.079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99867">
                <text:p>2.99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76317">
                <text:p>0.0476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247">
                <text:p>11.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1235">
                <text:p>5.7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0627">
                <text:p>0.90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25921">
                <text:p>5.2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25921">
                <text:p>5.2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5921">
                <text:p>5.2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.7853">
                <text:p>24.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.1204">
                <text:p>25.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4293">
                <text:p>23.4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14847">
                <text:p>5.14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.9875">
                <text:p>19.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1001">
                <text:p>2.2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38243">
                <text:p>8.38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77503">
                <text:p>4.7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1466">
                <text:p>21.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99619">
                <text:p>3.99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3678">
                <text:p>19.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60282">
                <text:p>3.60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91884">
                <text:p>5.9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44783">
                <text:p>6.4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00478">
                <text:p>6.0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77259">
                <text:p>5.77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42617">
                <text:p>5.4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04149">
                <text:p>6.0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8023">
                <text:p>21.8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7146">
                <text:p>10.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6636">
                <text:p>10.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6763">
                <text:p>10.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73">
                <text:p>1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684">
                <text:p>10.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7365">
                <text:p>10.7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7365">
                <text:p>10.7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6873">
                <text:p>10.6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6921">
                <text:p>10.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6921">
                <text:p>10.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7494">
                <text:p>10.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6937">
                <text:p>10.6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7494">
                <text:p>10.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7527">
                <text:p>10.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7527">
                <text:p>10.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957">
                <text:p>24.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15134">
                <text:p>0.115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5182">
                <text:p>22.5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15134">
                <text:p>0.115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52973">
                <text:p>6.5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0863">
                <text:p>0.150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6179">
                <text:p>10.6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6179">
                <text:p>10.6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.6179">
                <text:p>40.6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.0939">
                <text:p>41.0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8.2702">
                <text:p>38.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627408">
                <text:p>0.062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0211">
                <text:p>15.0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0838">
                <text:p>15.0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0838">
                <text:p>15.0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